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3">
      <style:paragraph-properties fo:margin-left="0.5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" style:family="paragraph" style:parent-style-name="Standard" style:list-style-name="WWNum3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" style:family="paragraph" style:parent-style-name="Standard" style:list-style-name="WWNum3">
      <style:paragraph-properties fo:margin-left="0.5in" fo:margin-right="0in" fo:margin-top="0in" fo:margin-bottom="0.139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" style:family="paragraph" style:parent-style-name="Standard" style:list-style-name="WWNum3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Times New Roman1" style:font-weight-asian="bold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Times New Roman1" style:font-name-complex="Times New Roman1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0.4957in" fo:margin-right="0in" fo:margin-top="0in" fo:margin-bottom="0in" loext:contextual-spacing="false" fo:line-height="100%" fo:text-indent="-0.248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3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  <style:text-properties style:font-name="Times New Roman" style:font-name-asian="Times New Roman1" style:font-name-complex="Times New Roman1"/>
    </style:style>
    <style:style style:name="P14" style:family="paragraph" style:parent-style-name="Standard" style:master-page-name="Standard">
      <style:paragraph-properties fo:text-align="justify" style:justify-single-word="false" style:page-number="1"/>
    </style:style>
    <style:style style:name="P15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P16" style:family="paragraph">
      <loext:graphic-properties draw:fill="solid" draw:fill-color="#4f81bd"/>
      <style:paragraph-properties fo:text-align="start"/>
      <style:text-properties fo:font-size="18pt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gr1" style:family="graphic" style:parent-style-name="Frame">
      <style:graphic-properties draw:stroke="solid" svg:stroke-width="0.0138in" svg:stroke-color="#31538f" draw:stroke-linejoin="miter" draw:fill="solid" draw:fill-color="#4f81bd" draw:textarea-vertical-align="middle" draw:auto-grow-height="false" fo:min-height="0.1728in" fo:min-width="0.6811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Dráma</text:span></text:p>
      <text:list xml:id="list209256601" text:style-name="WWNum3">
        <text:list-item>
          <text:p text:style-name="P2"><text:span text:style-name="T6">divadlo </text:span><text:span text:style-name="T7">hrali iba muži, ktorí hrali aj ženské úlohy</text:span></text:p>
        </text:list-item>
        <text:list-item>
          <text:p text:style-name="P2"><text:span text:style-name="T7">najpopulárnejším literárnym druhom v starom Grécku </text:span></text:p>
        </text:list-item>
        <text:list-item>
          <text:p text:style-name="P4"><text:span text:style-name="T7">vznikla z osláv boha Dionýza, ktoré sa konali každoročne na veľkých námestiach, na ktorých skupina tanečníkov, spevákov, prednášateľov predvádzala výpravy zo života boha</text:span></text:p>
        </text:list-item>
      </text:list>
      <text:p text:style-name="P6"><text:span text:style-name="T2">VONKAJŠIA KOMPOZÍCIA DRÁMY:</text:span></text:p>
      <text:list xml:id="list1647451804" text:style-name="WWNum1">
        <text:list-item>
          <text:p text:style-name="P9"><text:bookmark text:name="_gjdgxs"/><text:span text:style-name="T2">dejstvá</text:span></text:p>
        </text:list-item>
        <text:list-item>
          <text:p text:style-name="P11"><text:span text:style-name="T2">replika</text:span><text:span text:style-name="T3"> <text:s/>- prehovor jednej osoby alebo lit. postavy v dialógu</text:span></text:p>
        </text:list-item>
        <text:list-item>
          <text:p text:style-name="P11"><text:span text:style-name="T2">výstup</text:span><text:span text:style-name="T3"> <text:s/>– zmena počtu osôb na scéne </text:span></text:p>
        </text:list-item>
        <text:list-item>
          <text:p text:style-name="P11"><text:span text:style-name="T2">scéna</text:span><text:span text:style-name="T3"> </text:span><text:span text:style-name="T2"><text:s/></text:span><text:span text:style-name="T3">(obraz) – uzavretá časť, širšia ako výstup; zmena dekorácií, osvetlenia...</text:span></text:p>
        </text:list-item>
        <text:list-item>
          <text:p text:style-name="P11"><text:span text:style-name="T2">dejstvá</text:span><text:span text:style-name="T3"> <text:s/>(v starovekej tragédii najčastejšie 5 dejstiev s prológom a epilógom)</text:span></text:p>
        </text:list-item>
        <text:list-item>
          <text:p text:style-name="P11"><text:span text:style-name="T2">scénické poznámky</text:span></text:p>
        </text:list-item>
      </text:list>
      <text:p text:style-name="P6"><text:span text:style-name="T2">VNÚTORNÁ KOMPOZÍCIA DRÁMY:</text:span></text:p>
      <text:list xml:id="list3330446528" text:style-name="WWNum2">
        <text:list-item>
          <text:p text:style-name="P10"><text:span text:style-name="T2">úvod (expozícia)</text:span></text:p>
        </text:list-item>
        <text:list-item>
          <text:p text:style-name="P10"><text:span text:style-name="T2">zápletka (kolízia)</text:span></text:p>
        </text:list-item>
        <text:list-item>
          <text:p text:style-name="P10"><text:span text:style-name="T2">vyvrcholenie (kríza)</text:span></text:p>
        </text:list-item>
        <text:list-item>
          <text:p text:style-name="P10"><text:span text:style-name="T2">dejový obrat (peripetia)</text:span></text:p>
        </text:list-item>
        <text:list-item>
          <text:p text:style-name="P10"><text:span text:style-name="T2">rozuzlenie (katastrofa)</text:span></text:p>
        </text:list-item>
      </text:list>
      <text:p text:style-name="P7"/>
      <text:p text:style-name="P6"><text:span text:style-name="T2">Tragédia: </text:span></text:p>
      <text:p text:style-name="P6"><text:span text:style-name="T2">- </text:span><text:span text:style-name="T3">názov je odvodený z gréckeho TRAGOIDIA = capí spev; ten súvisí s oslavami boha Dionýza, kde členovia sprievodu vystupovali v čapích maskách</text:span></text:p>
      <text:p text:style-name="P12"><text:span text:style-name="T3">- podľa </text:span><text:span text:style-name="T4">Aristotela</text:span><text:span text:style-name="T3"> (gr. filozof) – cieľom je vyvolať </text:span><text:span text:style-name="T2">katarziu = duševnú očistu </text:span><text:span text:style-name="T3">prežívaním deja tragédie</text:span></text:p>
      <text:p text:style-name="P12"><text:span text:style-name="T3">- </text:span><text:span text:style-name="T2">požiadavka jednoty <text:s/>miesta </text:span><text:span text:style-name="T3">(jedno miesto)</text:span><text:span text:style-name="T2">, času</text:span><text:span text:style-name="T3"> (24 hod. – max. 30 hod.) </text:span><text:span text:style-name="T2">deja</text:span><text:span text:style-name="T3"> (jedna udalosť)</text:span></text:p>
      <text:p text:style-name="P12"><text:span text:style-name="T2">- dej tragédie sa posúva vďaka konfliktom</text:span><text:span text:style-name="T3">, kt. sa zvyčajne končí smrťou hlavnej postavy</text:span></text:p>
      <text:p text:style-name="P6"><text:span text:style-name="T4">Typy konfliktov</text:span><text:span text:style-name="T3">: </text:span><text:span text:style-name="T2"><text:s/>INTERPERSONÁLNY </text:span><text:span text:style-name="T3"><text:s/>= konflikt s inou postavou</text:span></text:p>
      <text:p text:style-name="P6"><text:span text:style-name="T2"><text:s text:c="29"/>SPOLOČENSKÝ </text:span><text:span text:style-name="T3"><text:s/>= postava má konflikt s kolektívom</text:span></text:p>
      <text:p text:style-name="P6"><draw:custom-shape text:anchor-type="paragraph" draw:z-index="0" draw:name="Image1" draw:style-name="gr1" draw:text-style-name="P16" svg:width="1.7622in" svg:height="0.7449in" svg:x="4.861in" svg:y="0.139in"><text:p text:style-name="P15"/><draw:enhanced-geometry draw:mirror-horizontal="false" draw:mirror-vertical="false" draw:text-areas="?f1 ?f5 ?f4 ?f6" svg:viewBox="0 0 0 0" draw:type="ooxml-triangle" draw:modifiers="5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position="?f2 0" draw:handle-range-x-maximum="100000" draw:handle-range-x-minimum="0"/></draw:enhanced-geometry></draw:custom-shape><text:soft-page-break/><text:span text:style-name="T2"><text:s text:c="29"/>INTRAPERSONÁLNY </text:span><text:span text:style-name="T3">= konflikt postavy sama so sebou</text:span></text:p>
      <text:p text:style-name="P6"><text:span text:style-name="T4">- vnútorná kompozícia tragédie</text:span><text:span text:style-name="T3">: </text:span><text:span text:style-name="T2">expozícia, kolízia, kríza, peripetia, katastrofa</text:span></text:p>
      <text:p text:style-name="P12"><text:span text:style-name="T2">- hl. postava:</text:span><text:span text:style-name="T3"> vznešené postavenie, ale nie je dokonalý</text:span></text:p>
      <text:p text:style-name="P12"><text:span text:style-name="T2">Predstavitelia:</text:span></text:p>
      <text:list xml:id="list52915205894995" text:continue-numbering="true" text:style-name="WWNum2">
        <text:list-item>
          <text:p text:style-name="P10"><text:span text:style-name="T2">Aischylos</text:span><text:span text:style-name="T3"> /Prikovaný Prometeus, Oresteia/</text:span></text:p>
        </text:list-item>
        <text:list-item>
          <text:p text:style-name="P10"><text:span text:style-name="T2">Sofokles</text:span><text:span text:style-name="T3"> /Antigona, Kráľ Oidipus/ </text:span></text:p>
        </text:list-item>
        <text:list-item>
          <text:p text:style-name="P10"><text:span text:style-name="T2">Euripides</text:span><text:span text:style-name="T3"> /Trójanky, Medeia/</text:span></text:p>
        </text:list-item>
      </text:list>
      <text:p text:style-name="P13"/>
      <text:p text:style-name="P6"><text:span text:style-name="T2">Komédia: Aristofanes</text:span><text:span text:style-name="T3"> /Oblaky, Jazdci, Ženy na sneme/ a </text:span><text:span text:style-name="T2">Euripides</text:span><text:span text:style-name="T3"> </text:span></text:p>
      <text:p text:style-name="P8"/>
      <text:p text:style-name="P1"><text:span text:style-name="T2">Predstaviteľ gréckej drámy – </text:span><text:span text:style-name="T5">SOFOKLES:</text:span></text:p>
      <text:list xml:id="list52915256491258" text:continue-list="list209256601" text:style-name="WWNum3">
        <text:list-item>
          <text:p text:style-name="P3"><text:span text:style-name="T7">grécky dramatik</text:span></text:p>
        </text:list-item>
        <text:list-item>
          <text:p text:style-name="P2"><text:span text:style-name="T7">autor 123 drám, z kt. sa zachovalo 7 (</text:span><text:span text:style-name="T6">Antigona, Kráľ Oidipus</text:span><text:span text:style-name="T7">, Elektra, Oidipus na Kolóne, Aias, Filoktetes, Trachinčanky)</text:span></text:p>
        </text:list-item>
        <text:list-item>
          <text:p text:style-name="P3"><text:span text:style-name="T7">zaviedol 3. herca</text:span></text:p>
        </text:list-item>
        <text:list-item>
          <text:p text:style-name="P3"><text:span text:style-name="T7">upravil počet ľudí v chóre z 12 na 15 (chór plní úlohu rozprávača)</text:span></text:p>
        </text:list-item>
        <text:list-item>
          <text:p text:style-name="P3"><text:span text:style-name="T7">zaviedol maľované kulisy</text:span></text:p>
        </text:list-item>
        <text:list-item>
          <text:p text:style-name="P5"><text:span text:style-name="T7">kládol dôraz na individuálne rozhodovanie postáv a ich charaktery (bohovia ich konanie už neovplyvňujú)</text:span></text:p>
        </text:list-item>
      </text:list>
      <text:p text:style-name="Standard"><text:span text:style-name="T2">Kráľ Oidipus – </text:span><text:span text:style-name="T3">zobrazuje osud tébskeho vládcu Oidipa, pohodeného svojim kráľovskými rodičmi Laiom a Iokastou, ktorý sa po čase vracia do vlasti a <text:s/>nevedomky (riadením osudu) zabil svojho otca, oženil sa s vlastnou matkou a mal s ňou dve dcéry </text:span><text:span text:style-name="T2">Antigonu </text:span><text:span text:style-name="T3">a </text:span><text:span text:style-name="T2">Isménu</text:span><text:span text:style-name="T3"> a dvoch synov </text:span><text:span text:style-name="T2">Polyneika </text:span><text:span text:style-name="T3">a </text:span><text:span text:style-name="T2">Eteokla</text:span><text:span text:style-name="T3">. V Tébach vypukne mor, odchádza do veštiarne, kde dostane veštbu – kým sa nenájde Laiov vrah, bude mor trvať. Keď sa dozvie, kto je a aké nešťastie privolal na seba, svojich blízkych a Téby, prijíma za svoju vinu zodpovednosť (oslepí sa). </text:span></text:p>
      <text:p text:style-name="Standard"><text:span text:style-name="T2">Antigona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1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" text:bullet-char="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" text:bullet-char="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1" meta:word-count="394" meta:character-count="2627" meta:non-whitespace-character-count="2217"/>
    <meta:generator>LibreOfficeDev/6.0.5.2$Linux_X86_64 LibreOffice_project/</meta:generator>
  </office:meta>
</office:document-meta>
</file>